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2"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169ebf" officeooo:paragraph-rsid="00169ebf"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rsid="0043d89b" officeooo:paragraph-rsid="0043d89b"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Lucida Sans1" fo:font-size="12pt" fo:font-weight="bold" officeooo:rsid="001b07ed" officeooo:paragraph-rsid="001b07e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ucida Sans1" fo:font-size="12pt" fo:font-weight="bold" officeooo:rsid="00169ebf" officeooo:paragraph-rsid="00169ebf"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Lucida Sans1" fo:font-size="12pt" fo:font-weight="bold" officeooo:rsid="001b07ed" officeooo:paragraph-rsid="001b07e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Lucida Sans1" fo:font-size="12pt" fo:font-weight="bold" officeooo:rsid="001b0f8b" officeooo:paragraph-rsid="001b0f8b"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ucida Sans1" fo:font-size="12pt" fo:font-weight="bold" officeooo:rsid="0043d89b" officeooo:paragraph-rsid="0043d89b"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ucida Sans1" fo:font-size="10pt" fo:font-weight="normal" officeooo:rsid="001b07ed" officeooo:paragraph-rsid="00169ebf" style:font-size-asian="8.75pt" style:font-weight-asian="normal" style:font-size-complex="10pt" style:font-weight-complex="normal"/>
    </style:style>
    <style:style style:name="P9" style:family="paragraph" style:parent-style-name="Standard">
      <style:paragraph-properties fo:text-align="start" style:justify-single-word="false"/>
      <style:text-properties style:font-name="Lucida Sans1" fo:font-size="10pt" fo:font-weight="normal" officeooo:rsid="001b07ed" officeooo:paragraph-rsid="0043d89b"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ucida Sans1" fo:font-size="10pt" fo:font-weight="normal" officeooo:rsid="001b07ed" officeooo:paragraph-rsid="004101b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ucida Sans1" fo:font-size="10pt" fo:font-weight="normal" officeooo:rsid="001b0f8b" officeooo:paragraph-rsid="001b07ed"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ucida Sans1" fo:font-size="10pt" fo:font-weight="normal" officeooo:rsid="001b0f8b" officeooo:paragraph-rsid="001b0f8b"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ucida Sans1" fo:font-size="10pt" fo:font-weight="normal" officeooo:rsid="001d6931" officeooo:paragraph-rsid="001d6931"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Lucida Sans1" fo:font-size="10pt" fo:font-weight="normal" officeooo:rsid="001d6931" officeooo:paragraph-rsid="00267a60"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font-name="Lucida Sans1" fo:font-size="10pt" fo:font-weight="normal" officeooo:rsid="0021ab8e" officeooo:paragraph-rsid="0021ab8e"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style:font-name="Lucida Sans1" fo:font-size="10pt" fo:font-weight="normal" officeooo:rsid="002d690a" officeooo:paragraph-rsid="002d690a" style:font-size-asian="8.75pt" style:font-weight-asian="normal" style:font-size-complex="10pt" style:font-weight-complex="normal"/>
    </style:style>
    <style:style style:name="P17" style:family="paragraph" style:parent-style-name="Standard">
      <style:paragraph-properties fo:text-align="start" style:justify-single-word="false"/>
      <style:text-properties style:font-name="Lucida Sans1" fo:font-size="10pt" fo:font-weight="normal" officeooo:rsid="002d2d22" officeooo:paragraph-rsid="002d2d22" style:font-size-asian="8.75pt" style:font-weight-asian="normal" style:font-size-complex="10pt" style:font-weight-complex="normal"/>
    </style:style>
    <style:style style:name="P18" style:family="paragraph" style:parent-style-name="Standard">
      <style:text-properties style:font-name="Lucida Sans1" fo:font-size="10pt" fo:font-weight="normal" officeooo:rsid="00316ec7" officeooo:paragraph-rsid="00316ec7" style:font-size-asian="8.75pt" style:font-weight-asian="normal" style:font-size-complex="10pt" style:font-weight-complex="normal"/>
    </style:style>
    <style:style style:name="P19" style:family="paragraph" style:parent-style-name="Standard">
      <style:text-properties style:font-name="Lucida Sans1" fo:font-size="10pt" fo:font-weight="normal" officeooo:rsid="003931b4" officeooo:paragraph-rsid="003931b4" style:font-size-asian="8.75pt" style:font-weight-asian="normal" style:font-size-complex="10pt" style:font-weight-complex="normal"/>
    </style:style>
    <style:style style:name="P20" style:family="paragraph" style:parent-style-name="Standard">
      <style:text-properties style:font-name="Lucida Sans1" fo:font-size="10pt" fo:font-weight="normal" officeooo:rsid="003c2ff5" officeooo:paragraph-rsid="00331dde" style:font-size-asian="8.75pt" style:font-weight-asian="normal" style:font-size-complex="10pt" style:font-weight-complex="normal"/>
    </style:style>
    <style:style style:name="P21" style:family="paragraph" style:parent-style-name="Standard">
      <style:text-properties style:font-name="Lucida Sans1" fo:font-size="10pt" fo:font-weight="normal" officeooo:rsid="003c2ff5" officeooo:paragraph-rsid="003c2ff5" style:font-size-asian="8.75pt" style:font-weight-asian="normal" style:font-size-complex="10pt" style:font-weight-complex="normal"/>
    </style:style>
    <style:style style:name="P22" style:family="paragraph" style:parent-style-name="Standard">
      <style:text-properties style:font-name="Lucida Sans1" fo:font-size="10pt" fo:font-weight="normal" officeooo:rsid="003c84d7" officeooo:paragraph-rsid="003c84d7" style:font-size-asian="8.75pt" style:font-weight-asian="normal" style:font-size-complex="10pt" style:font-weight-complex="normal"/>
    </style:style>
    <style:style style:name="P23" style:family="paragraph" style:parent-style-name="Standard">
      <style:text-properties style:font-name="Lucida Sans1" fo:font-size="10pt" fo:font-weight="normal" officeooo:rsid="003e79ae" officeooo:paragraph-rsid="003e79ae" style:font-size-asian="8.75pt" style:font-weight-asian="normal" style:font-size-complex="10pt" style:font-weight-complex="normal"/>
    </style:style>
    <style:style style:name="P24" style:family="paragraph" style:parent-style-name="Standard">
      <style:text-properties style:font-name="Lucida Sans1" fo:font-size="10pt" fo:font-weight="normal" officeooo:rsid="003ef69c" officeooo:paragraph-rsid="003ef69c"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style:font-name="Lucida Sans1" fo:font-size="10pt" fo:font-weight="normal" officeooo:rsid="002350a3" officeooo:paragraph-rsid="0021ab8e"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style:font-name="Lucida Sans1" fo:font-size="10pt" fo:font-weight="normal" officeooo:rsid="0044ea6a" officeooo:paragraph-rsid="0043d89b"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style:font-name="Lucida Sans1" fo:font-size="10pt" fo:font-weight="normal" officeooo:rsid="003f7fe2" officeooo:paragraph-rsid="003f7fe2" style:font-size-asian="8.75pt" style:font-weight-asian="normal" style:font-size-complex="10pt" style:font-weight-complex="normal"/>
    </style:style>
    <style:style style:name="P28" style:family="paragraph" style:parent-style-name="Standard">
      <style:paragraph-properties fo:text-align="start" style:justify-single-word="false"/>
      <style:text-properties style:font-name="Lucida Sans1" fo:font-size="10pt" fo:font-weight="normal" officeooo:rsid="0020b594" officeooo:paragraph-rsid="0047892f" style:font-size-asian="8.75pt" style:font-weight-asian="normal" style:font-size-complex="10pt" style:font-weight-complex="normal"/>
    </style:style>
    <style:style style:name="P29" style:family="paragraph" style:parent-style-name="Standard">
      <style:paragraph-properties fo:text-align="start" style:justify-single-word="false"/>
      <style:text-properties style:font-name="Lucida Sans1" fo:font-size="10pt" fo:font-weight="normal" officeooo:rsid="0047892f" officeooo:paragraph-rsid="0047892f" style:font-size-asian="8.75pt" style:font-weight-asian="normal" style:font-size-complex="10pt" style:font-weight-complex="normal"/>
    </style:style>
    <style:style style:name="P30" style:family="paragraph" style:parent-style-name="Standard">
      <style:paragraph-properties fo:text-align="start" style:justify-single-word="false"/>
      <style:text-properties style:font-name="Lucida Sans1" fo:font-size="10pt" fo:font-weight="normal" officeooo:rsid="002b72fb" officeooo:paragraph-rsid="002b72fb" style:font-size-asian="8.75pt" style:font-weight-asian="normal" style:font-size-complex="10pt" style:font-weight-complex="normal"/>
    </style:style>
    <style:style style:name="P31" style:family="paragraph" style:parent-style-name="Standard">
      <style:paragraph-properties fo:text-align="start" style:justify-single-word="false"/>
      <style:text-properties style:font-name="Lucida Sans1" fo:font-size="10pt" fo:font-weight="normal" officeooo:rsid="0041e10e" officeooo:paragraph-rsid="0041e10e" style:font-size-asian="8.75pt" style:font-weight-asian="normal" style:font-size-complex="10pt" style:font-weight-complex="normal"/>
    </style:style>
    <style:style style:name="P32" style:family="paragraph" style:parent-style-name="Standard">
      <style:text-properties style:font-name="Lucida Sans1" fo:font-size="10pt" fo:font-weight="normal" officeooo:rsid="003b16f7" officeooo:paragraph-rsid="003b16f7"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Lucida Sans1" fo:font-size="10pt" fo:font-weight="bold" officeooo:rsid="0021ab8e" officeooo:paragraph-rsid="0021ab8e" style:font-size-asian="8.75pt" style:font-weight-asian="bold" style:font-size-complex="10pt" style:font-weight-complex="bold"/>
    </style:style>
    <style:style style:name="P34" style:family="paragraph" style:parent-style-name="Standard">
      <style:paragraph-properties fo:text-align="start" style:justify-single-word="false"/>
      <style:text-properties style:font-name="Lucida Sans1" fo:font-size="10pt" fo:font-weight="bold" officeooo:rsid="002d690a" officeooo:paragraph-rsid="002d690a" style:font-size-asian="8.75pt" style:font-weight-asian="bold" style:font-size-complex="10pt" style:font-weight-complex="bold"/>
    </style:style>
    <style:style style:name="P35" style:family="paragraph" style:parent-style-name="Standard">
      <style:text-properties style:font-name="Lucida Sans1" fo:font-size="10pt" fo:font-weight="bold" officeooo:rsid="00316ec7" officeooo:paragraph-rsid="00316ec7" style:font-size-asian="8.75pt" style:font-weight-asian="bold" style:font-size-complex="10pt" style:font-weight-complex="bold"/>
    </style:style>
    <style:style style:name="P36" style:family="paragraph" style:parent-style-name="Standard">
      <style:paragraph-properties fo:text-align="start" style:justify-single-word="false"/>
      <style:text-properties style:font-name="Lucida Sans1" fo:font-size="10pt" fo:font-weight="bold" officeooo:rsid="0036eaba" officeooo:paragraph-rsid="0036eaba" style:font-size-asian="8.75pt" style:font-weight-asian="bold" style:font-size-complex="10pt" style:font-weight-complex="bold"/>
    </style:style>
    <style:style style:name="P37" style:family="paragraph" style:parent-style-name="Standard">
      <style:text-properties style:font-name="Lucida Sans1" fo:font-size="10pt" fo:font-weight="bold" officeooo:rsid="003b16f7" officeooo:paragraph-rsid="003b16f7" style:font-size-asian="8.75pt" style:font-weight-asian="bold" style:font-size-complex="10pt" style:font-weight-complex="bold"/>
    </style:style>
    <style:style style:name="P38" style:family="paragraph" style:parent-style-name="Standard">
      <style:text-properties style:font-name="Lucida Sans1" fo:font-size="10pt" fo:font-weight="bold" officeooo:rsid="003c2ff5" officeooo:paragraph-rsid="003c2ff5" style:font-size-asian="8.75pt" style:font-weight-asian="bold" style:font-size-complex="10pt" style:font-weight-complex="bold"/>
    </style:style>
    <style:style style:name="P39" style:family="paragraph" style:parent-style-name="Standard">
      <style:text-properties style:font-name="Lucida Sans1" fo:font-size="10pt" fo:font-weight="bold" officeooo:rsid="003ef69c" officeooo:paragraph-rsid="003ef69c" style:font-size-asian="8.75pt" style:font-weight-asian="bold" style:font-size-complex="10pt" style:font-weight-complex="bold"/>
    </style:style>
    <style:style style:name="P40" style:family="paragraph" style:parent-style-name="Standard">
      <style:text-properties style:font-name="Lucida Sans1" fo:font-weight="normal" officeooo:rsid="00169ebf" officeooo:paragraph-rsid="00169ebf" style:font-weight-asian="normal" style:font-weight-complex="normal"/>
    </style:style>
    <style:style style:name="P41" style:family="paragraph" style:parent-style-name="Standard">
      <style:paragraph-properties fo:text-align="start" style:justify-single-word="false"/>
      <style:text-properties officeooo:paragraph-rsid="0021ab8e"/>
    </style:style>
    <style:style style:name="P42" style:family="paragraph" style:parent-style-name="Standard">
      <style:paragraph-properties fo:text-align="start" style:justify-single-word="false"/>
      <style:text-properties officeooo:paragraph-rsid="002350a3"/>
    </style:style>
    <style:style style:name="P43" style:family="paragraph" style:parent-style-name="Standard">
      <style:paragraph-properties fo:text-align="start" style:justify-single-word="false"/>
      <style:text-properties officeooo:paragraph-rsid="00169ebf"/>
    </style:style>
    <style:style style:name="P44" style:family="paragraph" style:parent-style-name="Standard">
      <style:paragraph-properties fo:text-align="start" style:justify-single-word="false"/>
      <style:text-properties officeooo:paragraph-rsid="002b72fb"/>
    </style:style>
    <style:style style:name="P45" style:family="paragraph" style:parent-style-name="Standard">
      <style:paragraph-properties fo:text-align="start" style:justify-single-word="false"/>
      <style:text-properties officeooo:paragraph-rsid="0043d89b"/>
    </style:style>
    <style:style style:name="P46" style:family="paragraph" style:parent-style-name="Standard">
      <style:paragraph-properties fo:text-align="start" style:justify-single-word="false"/>
      <style:text-properties officeooo:paragraph-rsid="0044ea6a"/>
    </style:style>
    <style:style style:name="P47" style:family="paragraph" style:parent-style-name="Standard">
      <style:paragraph-properties fo:text-align="start" style:justify-single-word="false"/>
      <style:text-properties officeooo:paragraph-rsid="0047892f"/>
    </style:style>
    <style:style style:name="P48" style:family="paragraph" style:parent-style-name="Standard">
      <style:paragraph-properties fo:text-align="start" style:justify-single-word="false"/>
      <style:text-properties officeooo:rsid="0047892f" officeooo:paragraph-rsid="0047892f"/>
    </style:style>
    <style:style style:name="P49" style:family="paragraph" style:parent-style-name="Standard">
      <style:paragraph-properties fo:text-align="start" style:justify-single-word="false"/>
      <style:text-properties fo:font-weight="bold" officeooo:rsid="004fe96a" officeooo:paragraph-rsid="004fe96a" style:font-weight-asian="bold" style:font-weight-complex="bold"/>
    </style:style>
    <style:style style:name="P50" style:family="paragraph" style:parent-style-name="Standard">
      <style:paragraph-properties fo:text-align="start" style:justify-single-word="false"/>
      <style:text-properties officeooo:paragraph-rsid="002d690a"/>
    </style:style>
    <style:style style:name="P51" style:family="paragraph" style:parent-style-name="Standard">
      <style:paragraph-properties fo:text-align="start" style:justify-single-word="false"/>
      <style:text-properties officeooo:paragraph-rsid="0036eaba"/>
    </style:style>
    <style:style style:name="P52" style:family="paragraph" style:parent-style-name="Standard">
      <style:paragraph-properties fo:text-align="start" style:justify-single-word="false"/>
      <style:text-properties style:font-name="Lucida Sans1" fo:font-size="10pt" fo:font-weight="normal" officeooo:rsid="00267a60" officeooo:paragraph-rsid="0047892f" style:font-size-asian="8.75pt" style:font-weight-asian="normal" style:font-size-complex="10pt" style:font-weight-complex="normal"/>
    </style:style>
    <style:style style:name="P53" style:family="paragraph" style:parent-style-name="Standard">
      <style:paragraph-properties fo:text-align="start" style:justify-single-word="false"/>
      <style:text-properties officeooo:rsid="004fe96a" officeooo:paragraph-rsid="004fe96a"/>
    </style:style>
    <style:style style:name="T1" style:family="text">
      <style:text-properties style:font-name="Lucida Sans1"/>
    </style:style>
    <style:style style:name="T2" style:family="text">
      <style:text-properties style:font-name="Lucida Sans1" fo:font-size="10pt" fo:font-weight="normal" officeooo:rsid="00169ebf" style:font-size-asian="10pt" style:font-weight-asian="normal" style:font-size-complex="10pt" style:font-weight-complex="normal"/>
    </style:style>
    <style:style style:name="T3" style:family="text">
      <style:text-properties style:font-name="Lucida Sans1" fo:font-size="10pt" fo:font-weight="normal" officeooo:rsid="001b07ed" style:font-size-asian="10pt" style:font-weight-asian="normal" style:font-size-complex="10pt" style:font-weight-complex="normal"/>
    </style:style>
    <style:style style:name="T4" style:family="text">
      <style:text-properties style:font-name="Lucida Sans1" fo:font-size="10pt" fo:font-weight="normal" officeooo:rsid="00298f1a" style:font-size-asian="10pt" style:font-weight-asian="normal" style:font-size-complex="10pt" style:font-weight-complex="normal"/>
    </style:style>
    <style:style style:name="T5" style:family="text">
      <style:text-properties style:font-name="Lucida Sans1" fo:font-size="10pt" fo:font-weight="normal" style:font-size-asian="8.75pt" style:font-weight-asian="normal" style:font-size-complex="10pt" style:font-weight-complex="normal"/>
    </style:style>
    <style:style style:name="T6" style:family="text">
      <style:text-properties style:font-name="Lucida Sans1" fo:font-size="10pt" fo:font-weight="normal" officeooo:rsid="001b07ed" style:font-size-asian="8.75pt" style:font-weight-asian="normal" style:font-size-complex="10pt" style:font-weight-complex="normal"/>
    </style:style>
    <style:style style:name="T7" style:family="text">
      <style:text-properties style:font-name="Lucida Sans1" fo:font-size="10pt" fo:font-weight="normal" officeooo:rsid="001d6931" style:font-size-asian="8.75pt" style:font-weight-asian="normal" style:font-size-complex="10pt" style:font-weight-complex="normal"/>
    </style:style>
    <style:style style:name="T8" style:family="text">
      <style:text-properties style:font-name="Lucida Sans1" fo:font-size="10pt" fo:font-weight="normal" officeooo:rsid="0021ab8e" style:font-size-asian="8.75pt" style:font-weight-asian="normal" style:font-size-complex="10pt" style:font-weight-complex="normal"/>
    </style:style>
    <style:style style:name="T9" style:family="text">
      <style:text-properties style:font-name="Lucida Sans1" fo:font-size="10pt" fo:font-weight="normal" officeooo:rsid="0020b594" style:font-size-asian="8.75pt" style:font-weight-asian="normal" style:font-size-complex="10pt" style:font-weight-complex="normal"/>
    </style:style>
    <style:style style:name="T10" style:family="text">
      <style:text-properties style:font-name="Lucida Sans1" fo:font-size="10pt" fo:font-weight="normal" officeooo:rsid="00267a60" style:font-size-asian="8.75pt" style:font-weight-asian="normal" style:font-size-complex="10pt" style:font-weight-complex="normal"/>
    </style:style>
    <style:style style:name="T11" style:family="text">
      <style:text-properties style:font-name="Lucida Sans1" fo:font-size="10pt" fo:font-weight="normal" officeooo:rsid="00273475" style:font-size-asian="8.75pt" style:font-weight-asian="normal" style:font-size-complex="10pt" style:font-weight-complex="normal"/>
    </style:style>
    <style:style style:name="T12" style:family="text">
      <style:text-properties style:font-name="Lucida Sans1" fo:font-size="10pt" fo:font-weight="normal" officeooo:rsid="0027dcbf" style:font-size-asian="8.75pt" style:font-weight-asian="normal" style:font-size-complex="10pt" style:font-weight-complex="normal"/>
    </style:style>
    <style:style style:name="T13" style:family="text">
      <style:text-properties style:font-name="Lucida Sans1" fo:font-size="10pt" fo:font-weight="normal" officeooo:rsid="00298f1a" style:font-size-asian="8.75pt" style:font-weight-asian="normal" style:font-size-complex="10pt" style:font-weight-complex="normal"/>
    </style:style>
    <style:style style:name="T14" style:family="text">
      <style:text-properties style:font-name="Lucida Sans1" fo:font-size="10pt" fo:font-weight="normal" officeooo:rsid="002350a3" style:font-size-asian="8.75pt" style:font-weight-asian="normal" style:font-size-complex="10pt" style:font-weight-complex="normal"/>
    </style:style>
    <style:style style:name="T15" style:family="text">
      <style:text-properties style:font-name="Lucida Sans1" fo:font-size="10pt" fo:font-weight="normal" officeooo:rsid="002b72fb" style:font-size-asian="8.75pt" style:font-weight-asian="normal" style:font-size-complex="10pt" style:font-weight-complex="normal"/>
    </style:style>
    <style:style style:name="T16" style:family="text">
      <style:text-properties style:font-name="Lucida Sans1" fo:font-size="10pt" fo:font-weight="normal" officeooo:rsid="002d2d22" style:font-size-asian="8.75pt" style:font-weight-asian="normal" style:font-size-complex="10pt" style:font-weight-complex="normal"/>
    </style:style>
    <style:style style:name="T17" style:family="text">
      <style:text-properties style:font-name="Lucida Sans1" fo:font-size="10pt" fo:font-weight="normal" officeooo:rsid="002d690a" style:font-size-asian="8.75pt" style:font-weight-asian="normal" style:font-size-complex="10pt" style:font-weight-complex="normal"/>
    </style:style>
    <style:style style:name="T18" style:family="text">
      <style:text-properties style:font-name="Lucida Sans1" fo:font-size="10pt" fo:font-weight="normal" officeooo:rsid="002f4e59" style:font-size-asian="8.75pt" style:font-weight-asian="normal" style:font-size-complex="10pt" style:font-weight-complex="normal"/>
    </style:style>
    <style:style style:name="T19" style:family="text">
      <style:text-properties style:font-name="Lucida Sans1" fo:font-size="10pt" fo:font-weight="normal" officeooo:rsid="0036eaba" style:font-size-asian="8.75pt" style:font-weight-asian="normal" style:font-size-complex="10pt" style:font-weight-complex="normal"/>
    </style:style>
    <style:style style:name="T20" style:family="text">
      <style:text-properties style:font-name="Lucida Sans1" fo:font-size="10pt" fo:font-weight="normal" officeooo:rsid="0038b42d" style:font-size-asian="8.75pt" style:font-weight-asian="normal" style:font-size-complex="10pt" style:font-weight-complex="normal"/>
    </style:style>
    <style:style style:name="T21" style:family="text">
      <style:text-properties style:font-name="Lucida Sans1" fo:font-size="10pt" fo:font-weight="normal" officeooo:rsid="004101bb" style:font-size-asian="8.75pt" style:font-weight-asian="normal" style:font-size-complex="10pt" style:font-weight-complex="normal"/>
    </style:style>
    <style:style style:name="T22" style:family="text">
      <style:text-properties style:font-name="Lucida Sans1" fo:font-size="10pt" fo:font-weight="normal" officeooo:rsid="0041e10e" style:font-size-asian="8.75pt" style:font-weight-asian="normal" style:font-size-complex="10pt" style:font-weight-complex="normal"/>
    </style:style>
    <style:style style:name="T23" style:family="text">
      <style:text-properties style:font-name="Lucida Sans1" fo:font-size="10pt" fo:font-weight="normal" officeooo:rsid="0043d89b" style:font-size-asian="8.75pt" style:font-weight-asian="normal" style:font-size-complex="10pt" style:font-weight-complex="normal"/>
    </style:style>
    <style:style style:name="T24" style:family="text">
      <style:text-properties style:font-name="Lucida Sans1" fo:font-size="10pt" fo:font-weight="normal" officeooo:rsid="0044ea6a" style:font-size-asian="8.75pt" style:font-weight-asian="normal" style:font-size-complex="10pt" style:font-weight-complex="normal"/>
    </style:style>
    <style:style style:name="T25" style:family="text">
      <style:text-properties style:font-name="Lucida Sans1" fo:font-size="10pt" fo:font-weight="normal" officeooo:rsid="00461304" style:font-size-asian="8.75pt" style:font-weight-asian="normal" style:font-size-complex="10pt" style:font-weight-complex="normal"/>
    </style:style>
    <style:style style:name="T26" style:family="text">
      <style:text-properties style:font-name="Lucida Sans1" fo:font-size="10pt" fo:font-weight="normal" officeooo:rsid="0047892f" style:font-size-asian="8.75pt" style:font-weight-asian="normal" style:font-size-complex="10pt" style:font-weight-complex="normal"/>
    </style:style>
    <style:style style:name="T27" style:family="text">
      <style:text-properties style:font-name="Lucida Sans1" fo:font-size="10pt" fo:font-weight="normal" officeooo:rsid="00495a76" style:font-size-asian="8.75pt" style:font-weight-asian="normal" style:font-size-complex="10pt" style:font-weight-complex="normal"/>
    </style:style>
    <style:style style:name="T28" style:family="text">
      <style:text-properties style:font-name="Lucida Sans1" fo:font-size="10pt" fo:font-weight="normal" officeooo:rsid="004a7bb6" style:font-size-asian="8.75pt" style:font-weight-asian="normal" style:font-size-complex="10pt" style:font-weight-complex="normal"/>
    </style:style>
    <style:style style:name="T29" style:family="text">
      <style:text-properties style:font-name="Lucida Sans1" fo:font-size="10pt" fo:font-weight="normal" officeooo:rsid="004acd6b" style:font-size-asian="8.75pt" style:font-weight-asian="normal" style:font-size-complex="10pt" style:font-weight-complex="normal"/>
    </style:style>
    <style:style style:name="T30" style:family="text">
      <style:text-properties style:font-name="Lucida Sans1" fo:font-size="10pt" fo:font-weight="normal" officeooo:rsid="004b0f09" style:font-size-asian="8.75pt" style:font-weight-asian="normal" style:font-size-complex="10pt" style:font-weight-complex="normal"/>
    </style:style>
    <style:style style:name="T31" style:family="text">
      <style:text-properties style:font-name="Lucida Sans1" fo:font-size="10pt" fo:font-weight="normal" officeooo:rsid="004be998" style:font-size-asian="8.75pt" style:font-weight-asian="normal" style:font-size-complex="10pt" style:font-weight-complex="normal"/>
    </style:style>
    <style:style style:name="T32" style:family="text">
      <style:text-properties style:font-name="Lucida Sans1" fo:font-size="10pt" fo:font-weight="normal" officeooo:rsid="004d0a3a" style:font-size-asian="8.75pt" style:font-weight-asian="normal" style:font-size-complex="10pt" style:font-weight-complex="normal"/>
    </style:style>
    <style:style style:name="T33" style:family="text">
      <style:text-properties style:font-name="Lucida Sans1" fo:font-size="10pt" fo:font-weight="normal" officeooo:rsid="004e2b27" style:font-size-asian="8.75pt" style:font-weight-asian="normal" style:font-size-complex="10pt" style:font-weight-complex="normal"/>
    </style:style>
    <style:style style:name="T34" style:family="text">
      <style:text-properties style:font-name="Lucida Sans1" fo:font-size="10pt" fo:font-weight="normal" officeooo:rsid="004fe96a" style:font-size-asian="8.75pt" style:font-weight-asian="normal" style:font-size-complex="10pt" style:font-weight-complex="normal"/>
    </style:style>
    <style:style style:name="T35" style:family="text">
      <style:text-properties style:font-name="Lucida Sans1" fo:font-size="10pt" style:font-size-asian="8.75pt" style:font-size-complex="10pt"/>
    </style:style>
    <style:style style:name="T36" style:family="text">
      <style:text-properties style:font-name="Lucida Sans1" fo:font-size="10pt" officeooo:rsid="0038b42d" style:font-size-asian="8.75pt" style:font-size-complex="10pt"/>
    </style:style>
    <style:style style:name="T37" style:family="text">
      <style:text-properties style:font-name="Lucida Sans1" officeooo:rsid="0019314c"/>
    </style:style>
    <style:style style:name="T38" style:family="text">
      <style:text-properties style:font-name="Lucida Sans1" officeooo:rsid="001b07ed"/>
    </style:style>
    <style:style style:name="T39" style:family="text">
      <style:text-properties officeooo:rsid="0039e561"/>
    </style:style>
    <style:style style:name="T40" style:family="text">
      <style:text-properties officeooo:rsid="003d7c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8">Application </text:span><text:span text:style-name="T37">Design</text:span><text:span text:style-name="T1"> Document</text:span></text:p>
      <text:p text:style-name="P4"/>
      <text:p text:style-name="P4"/>
      <text:p text:style-name="P3">Introduction</text:p>
      <text:p text:style-name="P5"/>
      <text:p text:style-name="P43"><text:span text:style-name="T2">This document </text:span><text:span text:style-name="T3">defines the high level design of</text:span><text:span text:style-name="T2"> the </text:span><text:span text:style-name="T4">Checkout</text:span><text:span text:style-name="T2"> software application. </text:span><text:span text:style-name="T3">Application developers</text:span><text:span text:style-name="T6"> should follow the design outlined in this document in conjunction with the details contained in the functional specification document </text:span><text:span text:style-name="T10">to implement</text:span><text:span text:style-name="T6"> </text:span><text:span text:style-name="T13">Checkout</text:span><text:span text:style-name="T6">.</text:span></text:p>
      <text:p text:style-name="P8"/>
      <text:p text:style-name="P45"><text:span text:style-name="T22">While</text:span><text:span text:style-name="T21"> Checkout is a relatively simple application, this design divides it into components, with each component focused on one part of the overall functionality. </text:span><text:span text:style-name="T22">Components interact with each other to perform the overall task of generating a Rental Agreement for the tool being rented. </text:span><text:span text:style-name="T6">Each component of the application is described </text:span><text:span text:style-name="T22">in the Components section </text:span><text:span text:style-name="T6">below.</text:span></text:p>
      <text:p text:style-name="P9"><text:s/></text:p>
      <text:p text:style-name="P10"/>
      <text:p text:style-name="P2"><text:span text:style-name="T38">D</text:span><text:span text:style-name="T1">esign Considerations</text:span></text:p>
      <text:p text:style-name="P7"/>
      <text:p text:style-name="P45"><text:span text:style-name="T23">It is noteworthy that Checkout does not use a database to store the information about the tools being rented. While there are several simple and free to use databases available, a non-technical user could find them intimidating. Therefore, this design consider</text:span><text:span text:style-name="T24">s</text:span><text:span text:style-name="T23"> the possibility that users of Checkout are not technical</text:span><text:span text:style-name="T24">ly</text:span><text:span text:style-name="T23"> savvy, and technically </text:span><text:span text:style-name="T24">experienced</text:span><text:span text:style-name="T23"> resources may not be readily available to </text:span><text:span text:style-name="T24">help </text:span><text:span text:style-name="T23">the</text:span><text:span text:style-name="T24">m use and maintain it. </text:span></text:p>
      <text:p text:style-name="P26"/>
      <text:p text:style-name="P46"><text:span text:style-name="T24">This consideration affected the requirements for many of the components below. </text:span><text:span text:style-name="T25">One overall</text:span><text:span text:style-name="T24"> goal for Checkout </text:span><text:span text:style-name="T25">is </text:span><text:span text:style-name="T24">to be usable and maintainable by non-technical </text:span><text:span text:style-name="T25">personnel</text:span><text:span text:style-name="T24">.</text:span></text:p>
      <text:p text:style-name="P27"><text:s/></text:p>
      <text:p text:style-name="P11"/>
      <text:p text:style-name="P6">Components</text:p>
      <text:p text:style-name="P12"/>
      <text:p text:style-name="P12"/>
      <text:p text:style-name="P34">Application Log File</text:p>
      <text:p text:style-name="P16"/>
      <text:p text:style-name="P50"><text:span text:style-name="T17">Use log4j or similar logging library to create and maintain a log file for the application. The log file will mostly be used to store e</text:span><text:span text:style-name="T19">rror messages</text:span><text:span text:style-name="T17"> and stack traces to aid in diagnosing issues with the application. </text:span><text:span text:style-name="T29">Checkout</text:span><text:span text:style-name="T19"> </text:span><text:span text:style-name="T33">does not</text:span><text:span text:style-name="T19"> need </text:span><text:span text:style-name="T33">to</text:span><text:span text:style-name="T19"> log normal </text:span><text:span text:style-name="T33">program </text:span><text:span text:style-name="T19">execution. The log file should </text:span><text:span text:style-name="T20">be a rolling file, capable of preserving at errors for at least a week, but n</text:span><text:span text:style-name="T33">ever</text:span><text:span text:style-name="T29"> </text:span><text:span text:style-name="T20">consuming more than 10MB of storage space.</text:span></text:p>
      <text:p text:style-name="P50"><text:span text:style-name="T20"/></text:p>
      <text:p text:style-name="P49"><text:span text:style-name="T36">P</text:span><text:span text:style-name="T35">roperties File</text:span></text:p>
      <text:p text:style-name="P49"><text:span text:style-name="T5"/></text:p>
      <text:p text:style-name="P49"><text:span text:style-name="T5">Configurable parameters used by Checkout will be stored in a properties file. Values used in the application that may change over time, and should not require a recompilation of the application should be included as a property in this file.</text:span></text:p>
      <text:p text:style-name="P17"/>
      <text:p text:style-name="P36">Checkout</text:p>
      <text:p text:style-name="P13"/>
      <text:p text:style-name="P51"><text:span text:style-name="T19">The Checkout class will have the public static method main that is the starting point for this command <text:s/>line application. Main </text:span><text:span text:style-name="T34">should</text:span><text:span text:style-name="T19">:</text:span></text:p>
      <text:p text:style-name="P51"><text:span text:style-name="T19"/></text:p>
      <text:p text:style-name="P53"><text:span text:style-name="T19">1</text:span><text:span text:style-name="T5">) Do any required initialization of other components.</text:span></text:p>
      <text:p text:style-name="P53"><text:span text:style-name="T5">2) Parse and process the command line, including checking that all required values are present and within the allowed range.</text:span></text:p>
      <text:p text:style-name="P53"><text:span text:style-name="T5">3) Read the Properties File.</text:span></text:p>
      <text:p text:style-name="P53"><text:span text:style-name="T5">4) Call methods of the RentalAgreement component to generate the rental agreement and then display it.</text:span></text:p>
      <text:p text:style-name="P14"><text:soft-page-break/></text:p>
      <text:p text:style-name="P47"><text:span text:style-name="T9"/></text:p>
      <text:p text:style-name="P28"/>
      <text:p text:style-name="P48"><text:span text:style-name="T9">W</text:span><text:span text:style-name="T5">hile the rental date can be in the past or the future, it seems likely that the rental date will be the current date the vast majority of the time. Therefore, there should be </text:span><text:span text:style-name="T31">a shortcut </text:span><text:span text:style-name="T32">of some type </text:span><text:span text:style-name="T31">to set the </text:span><text:span text:style-name="T5">rental date as the current date</text:span><text:span text:style-name="T27">. </text:span><text:span text:style-name="T32">If that shortcut isn’t used, then the rental date should be entered as mm/dd/yyyy.</text:span></text:p>
      <text:p text:style-name="P29"/>
      <text:p text:style-name="P47"><text:span text:style-name="T19">Main</text:span><text:span text:style-name="T10"> will also support a -help, or similar argument that will display a brief description of what this application does, and list all of the supported command line argument</text:span><text:span text:style-name="T13">s</text:span><text:span text:style-name="T10"> </text:span><text:span text:style-name="T13">along</text:span><text:span text:style-name="T10"> with a brief description of each one. </text:span></text:p>
      <text:p text:style-name="P52"><text:span text:style-name="T26"/></text:p>
      <text:p text:style-name="P47"><text:span text:style-name="T26">Developers are encouraged to use</text:span><text:span text:style-name="T19"> a command line parsing library such as JCommander </text:span><text:span text:style-name="T26">rather than reinvent command line parsing code.</text:span></text:p>
      <text:p text:style-name="P13"/>
      <text:p text:style-name="P41"><text:span text:style-name="T19">Main</text:span><text:span text:style-name="T8"> will instantiate </text:span><text:span text:style-name="T11">a</text:span><text:span text:style-name="T8"> RentalAgreement </text:span><text:span text:style-name="T11">object</text:span><text:span text:style-name="T8">, and call </text:span><text:span text:style-name="T11">its</text:span><text:span text:style-name="T8"> </text:span><text:span text:style-name="T13">generate </text:span><text:span text:style-name="T8">method </text:span><text:span text:style-name="T13">to</text:span><text:span text:style-name="T11"> </text:span><text:span text:style-name="T8">generate the rental agreement for the tool that is being rented. </text:span><text:span text:style-name="T13">Generate</text:span><text:span text:style-name="T8"> will take the four required </text:span><text:span text:style-name="T11">values</text:span><text:span text:style-name="T8"> that were passed in on the command line, as described in the functional specification. </text:span><text:span text:style-name="T19">When generate finishes, Main </text:span><text:span text:style-name="T11">will call </text:span><text:span text:style-name="T12">the</text:span><text:span text:style-name="T11"> </text:span><text:span text:style-name="T8">RentalAgreement </text:span><text:span text:style-name="T12">method that prints the </text:span><text:span text:style-name="T13">finished</text:span><text:span text:style-name="T12"> </text:span><text:span text:style-name="T13">rental agreement as </text:span><text:span text:style-name="T19">described</text:span><text:span text:style-name="T13"> in the functional specification. </text:span></text:p>
      <text:p text:style-name="P15"/>
      <text:p text:style-name="P41"><text:span text:style-name="T8">Finally, </text:span><text:span text:style-name="T20">Main will ensure that all runtime exceptions are caught and correctly handled as described in the Exception Handling component above.</text:span></text:p>
      <text:p text:style-name="P15"/>
      <text:p text:style-name="P33">Rental Agreement</text:p>
      <text:p text:style-name="P15"/>
      <text:p text:style-name="P41"><text:span text:style-name="T8">The Rental Agreement </text:span><text:span text:style-name="T15">component is a Java class </text:span><text:span text:style-name="T21">named RentalAgreement</text:span><text:span text:style-name="T15">. This class will take the input values provided by the user, and go through all of the steps </text:span><text:span text:style-name="T16">necessary</text:span><text:span text:style-name="T15"> to produce an accurate and complete Rental Agreement </text:span><text:span text:style-name="T16">for the tool being rented. The RentalAgreement class will have at least the following </text:span><text:span text:style-name="T21">public </text:span><text:span text:style-name="T16">methods:</text:span></text:p>
      <text:p text:style-name="P25"/>
      <text:p text:style-name="P42"><text:span text:style-name="T22">1</text:span><text:span text:style-name="T14">) A generate </text:span><text:span text:style-name="T15">method </text:span><text:span text:style-name="T14">that will take the 4 pieces of information required to generate a rental agreement as input parameters. This method will orchestrate the creation of the complete rental agreement, calling numerous sub-components described below. </text:span><text:span text:style-name="T21">If generate returns without throwing an exception then</text:span><text:span text:style-name="T14"> </text:span><text:span text:style-name="T21">the </text:span><text:span text:style-name="T14">rental agreement was generated successfully, and is ready to </text:span><text:span text:style-name="T18">be </text:span><text:span text:style-name="T16">printed</text:span><text:span text:style-name="T14">. If the rental agreement could not be generated then a runtime exception will be thrown that contains the reason why generation failed.</text:span></text:p>
      <text:p text:style-name="P44"><text:span text:style-name="T22">2</text:span><text:span text:style-name="T15">) </text:span><text:span text:style-name="T30">A toString method</text:span><text:span text:style-name="T15"> to print the complete Rental Agreement per the functional specification.</text:span></text:p>
      <text:p text:style-name="P30"/>
      <text:p text:style-name="P31">Developers may add additional methods as needed.</text:p>
      <text:p text:style-name="P8"/>
      <text:p text:style-name="P35">Calculate Due Date</text:p>
      <text:p text:style-name="P18"/>
      <text:p text:style-name="P18">This component will use the checkout date and the number of rental days to compute the date that the tool must be returned.</text:p>
      <text:p text:style-name="P18"/>
      <text:p text:style-name="P18"/>
      <text:p text:style-name="P37">Read Data File</text:p>
      <text:p text:style-name="P32"/>
      <text:p text:style-name="P32">The Tool Info and Rental Charge Info defined in the tables in the Tools section of the functional specification will be stored in separate CSV files. The CSV format is relatively easy for non-technical users to modify compared to XML or JSON, and there are libraries such as Apache Commons CSV to assist in writing the code to read them.</text:p>
      <text:p text:style-name="P32"/>
      <text:p text:style-name="P21">This component will read these files to create and fully populate Tool and ToolChargeInfo objects.</text:p>
      <text:p text:style-name="P21"/>
      <text:p text:style-name="P21"><text:soft-page-break/>This component should gracefully handle missing, incomplete, or invalid data files by displaying a user friendly message with some simple steps on how the file might be repaired, and instructions on how the user can contact technical support if they need assistance repairing it. </text:p>
      <text:p text:style-name="P18"/>
      <text:p text:style-name="P35">Get Tool Info</text:p>
      <text:p text:style-name="P18"/>
      <text:p text:style-name="P19">Given a Tool Code, this component will return a fully populated Tool object that contains the Tool Code, Tool Type, and Brand <text:span text:style-name="T39">as defined in the functional specification.</text:span></text:p>
      <text:p text:style-name="P18"/>
      <text:p text:style-name="P35">Get Rental Charge Info</text:p>
      <text:p text:style-name="P18"/>
      <text:p text:style-name="P18"><text:span text:style-name="T39">Given a Tool Type, the component will return a fully populated ToolChargeInfo object</text:span> that contains the Daily Charge, Weekday Charge, Weekend Charge, and Holiday Charge values as defined in the functional specification.</text:p>
      <text:p text:style-name="P18"/>
      <text:p text:style-name="P38">Process Rental Period</text:p>
      <text:p text:style-name="P20"/>
      <text:p text:style-name="P21">This component will loop through each day of the rental period. It will determine if the day customer is to be charged for the rental for that day, and it will keep a running total of the number of charge days. </text:p>
      <text:p text:style-name="P21"/>
      <text:p text:style-name="P22">Most date <text:span text:style-name="T40">and time</text:span> libraries will already have methods to determine if a date is a weekday or weekend, but the code to determine if the date is one of the holidays defined in the functional specification is complex enough to warrant its own component that this component will call.</text:p>
      <text:p text:style-name="P22"/>
      <text:p text:style-name="P23">This component will return the total number of charge days that are within the rental period.</text:p>
      <text:p text:style-name="P40"/>
      <text:p text:style-name="P39">Is Holiday</text:p>
      <text:p text:style-name="P24"/>
      <text:p text:style-name="P24">This component can be a standalone class or a method of a class of utility methods. Given a date, it will return a boolean that is true if the date is one of the holidays defined in the functional specification, or false if the date is not one of those holidays.</text:p>
      <text:p text:style-name="P24"/>
      <text:p text:style-name="P39">Compute Charges</text:p>
      <text:p text:style-name="P24"/>
      <text:p text:style-name="P24">This component will compute all of the charge information needed by the RentalAgreement. Given the discount percent, number of charge days, and the daily charge, it will compute the pre-discount charge, discount amount, and final charge, all as defined in the functional specific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2"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12-19T17:26:26.257000000</meta:creation-date>
    <dc:date>2024-12-31T15:55:23.920000000</dc:date>
    <meta:editing-duration>PT10H20M52S</meta:editing-duration>
    <meta:editing-cycles>26</meta:editing-cycles>
    <meta:generator>LibreOffice/6.4.5.2$Windows_X86_64 LibreOffice_project/a726b36747cf2001e06b58ad5db1aa3a9a1872d6</meta:generator>
    <meta:document-statistic meta:table-count="0" meta:image-count="0" meta:object-count="0" meta:page-count="3" meta:paragraph-count="48" meta:word-count="1165" meta:character-count="7151" meta:non-whitespace-character-count="6024"/>
  </office:meta>
</office:document-meta>
</file>